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color="#000000"/>
    </style:style>
    <style:style style:name="P2" style:parent-style-name="PreformattedText" style:family="paragraph">
      <style:text-properties fo:color="#000000"/>
    </style:style>
    <style:style style:name="P3" style:parent-style-name="PreformattedText" style:family="paragraph">
      <style:text-properties fo:color="#000000"/>
    </style:style>
    <style:style style:name="P4" style:parent-style-name="PreformattedText" style:family="paragraph">
      <style:text-properties fo:color="#000000"/>
    </style:style>
    <style:style style:name="P5" style:parent-style-name="PreformattedText" style:family="paragraph">
      <style:text-properties fo:color="#000000"/>
    </style:style>
    <style:style style:name="P6" style:parent-style-name="PreformattedText" style:family="paragraph">
      <style:text-properties fo:color="#000000"/>
    </style:style>
    <style:style style:name="P7" style:parent-style-name="PreformattedText" style:family="paragraph">
      <style:text-properties fo:color="#000000"/>
    </style:style>
    <style:style style:name="P8" style:parent-style-name="PreformattedText" style:family="paragraph">
      <style:text-properties fo:color="#000000"/>
    </style:style>
    <style:style style:name="P9" style:parent-style-name="PreformattedText" style:family="paragraph">
      <style:text-properties fo:color="#000000"/>
    </style:style>
    <style:style style:name="P10" style:parent-style-name="PreformattedText" style:family="paragraph">
      <style:text-properties fo:color="#000000"/>
    </style:style>
    <style:style style:name="P11" style:parent-style-name="PreformattedText" style:family="paragraph">
      <style:text-properties fo:color="#000000"/>
    </style:style>
    <style:style style:name="P12" style:parent-style-name="PreformattedText" style:family="paragraph">
      <style:text-properties fo:color="#000000"/>
    </style:style>
    <style:style style:name="P13" style:parent-style-name="PreformattedText" style:family="paragraph">
      <style:text-properties fo:color="#000000"/>
    </style:style>
    <style:style style:name="P14" style:parent-style-name="PreformattedText" style:family="paragraph">
      <style:text-properties fo:color="#000000"/>
    </style:style>
    <style:style style:name="P15" style:parent-style-name="PreformattedText" style:family="paragraph">
      <style:text-properties fo:color="#000000"/>
    </style:style>
    <style:style style:name="P16" style:parent-style-name="PreformattedText" style:family="paragraph">
      <style:text-properties fo:color="#000000"/>
    </style:style>
    <style:style style:name="P17" style:parent-style-name="PreformattedText" style:family="paragraph">
      <style:text-properties fo:color="#000000"/>
    </style:style>
    <style:style style:name="P18" style:parent-style-name="PreformattedText" style:family="paragraph">
      <style:text-properties fo:color="#000000"/>
    </style:style>
    <style:style style:name="P19" style:parent-style-name="PreformattedText" style:family="paragraph">
      <style:text-properties fo:color="#000000"/>
    </style:style>
    <style:style style:name="P20" style:parent-style-name="PreformattedText" style:family="paragraph">
      <style:text-properties fo:color="#000000"/>
    </style:style>
    <style:style style:name="P21" style:parent-style-name="PreformattedText" style:family="paragraph">
      <style:text-properties fo:color="#000000"/>
    </style:style>
    <style:style style:name="P22" style:parent-style-name="PreformattedText" style:family="paragraph">
      <style:text-properties fo:color="#000000"/>
    </style:style>
    <style:style style:name="P23" style:parent-style-name="PreformattedText" style:family="paragraph">
      <style:text-properties fo:color="#000000"/>
    </style:style>
    <style:style style:name="P24" style:parent-style-name="PreformattedText" style:family="paragraph">
      <style:text-properties fo:color="#000000"/>
    </style:style>
    <style:style style:name="P25" style:parent-style-name="PreformattedText" style:family="paragraph">
      <style:text-properties fo:color="#000000"/>
    </style:style>
    <style:style style:name="P26" style:parent-style-name="PreformattedText" style:family="paragraph">
      <style:text-properties fo:color="#000000"/>
    </style:style>
    <style:style style:name="P27" style:parent-style-name="PreformattedText" style:family="paragraph">
      <style:paragraph-properties fo:margin-bottom="0.1965in"/>
      <style:text-properties fo:color="#000000"/>
    </style:style>
  </office:automatic-styles>
  <office:body>
    <office:text text:use-soft-page-breaks="true">
      <text:p text:style-name="P1">/* Ejercicios PROCEDIMIENTOS ALMACENADOS*/</text:p>
      <text:p text:style-name="P2"><text:s/>-- Es necesario definir la creación de los procedimientos y añadir ejemplos de ejecución de cada uno</text:p>
      <text:p text:style-name="P3"><text:s/>-- En el condigo de los procedimientos es necesario contemplar los posibles errores o<text:s/>nulls al introducir los datos</text:p>
      <text:p text:style-name="PreformattedText"/>
      <text:p text:style-name="PreformattedText"/>
      <text:p text:style-name="PreformattedText"/>
      <text:p text:style-name="P4">/* 1. Realizar un procedimiento que acepte un departamento como argumento y visualice<text:s/>todos los datos de los empleados que en él trabajan.</text:p>
      <text:p text:style-name="P5">*/</text:p>
      <text:p text:style-name="PreformattedText"/>
      <text:p text:style-name="PreformattedText"/>
      <text:p text:style-name="P6">/* 2. Realizar un procedimiento que acepte un nombre de departamento y devuelva<text:s/>mediante dos parámetros de tipo OUTPUT su número y nombre del director (director).</text:p>
      <text:p text:style-name="P7">*/</text:p>
      <text:p text:style-name="P8"><text:s/></text:p>
      <text:p text:style-name="P9">/* 3. Crear un procedimiento almacenado que inserte un pedido nuevo y devuelva el id</text:p>
      <text:p text:style-name="PreformattedText"/>
      <text:p text:style-name="PreformattedText"/>
      <text:p text:style-name="P10">/* 4. Desarrollar un procedimiento que permita insertar nuevos<text:s/>departamentos</text:p>
      <text:p text:style-name="P11">- Se pasará al procedimiento el nombre del departamento y la localidad.</text:p>
      <text:p text:style-name="P12">- El procedimiento insertará la fila nueva asignando como número de departamento la decena siguiente al número mayor de la tabla.</text:p>
      <text:p text:style-name="P13">*/</text:p>
      <text:p text:style-name="PreformattedText"/>
      <text:p text:style-name="P14"><text:s/></text:p>
      <text:p text:style-name="P15">/* 5. Realizar un procedimiento que<text:s/>reciba<text:s/>el nombre de un cliente como argumento y visualice todos los<text:s/>pedidos que ha realizado, con el nombre de los productos las unidades y ordenados por fecha desde el más reciente</text:p>
      <text:p text:style-name="P16">*/</text:p>
      <text:p text:style-name="PreformattedText"/>
      <text:p text:style-name="P17">/* 6. Para trabajar con la tabla clientes crear los siguientes procedimientos:</text:p>
      <text:p text:style-name="P18"><text:s text:c="8"/>1- Aceptando los datos básicos dar de alta un cliente</text:p>
      <text:p text:style-name="P19"><text:s text:c="8"/>2- Modificar los datos de crédito debe y haber, pidiéndolos como parámetros</text:p>
      <text:p text:style-name="P20"><text:s text:c="8"/>3- Eliminar un cliente</text:p>
      <text:p text:style-name="P21"><text:s text:c="8"/>4- Crear un procedimiento que muestre los datos de un cliente si<text:s/>se le da el nombre y si no todos los clientes</text:p>
      <text:p text:style-name="PreformattedText"/>
      <text:p text:style-name="P22">/* 7. Crear un procedimiento almacenado en el que se defina la transacción para realizar un pedido de un producto</text:p>
      <text:p text:style-name="P23"><text:s/>para un cliente, pidiendo el nombre del cliente, el nombre del producto y el stock</text:p>
      <text:p text:style-name="P24"><text:s text:c="3"/>- Si se<text:s/>realiza el pedido se tiene que descontar el stock</text:p>
      <text:p text:style-name="P25"><text:s text:c="3"/>- También se tiene que añadir en el debe del cliente la cantidad del total del pedido.</text:p>
      <text:p text:style-name="P26"><text:s/>*/</text:p>
      <text:p text:style-name="P27"><text:s text:c="8"/>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admin</dc:creator>
    <meta:creation-date>2023-05-08T18:08:00Z</meta:creation-date>
    <dc:date>2025-05-01T10:11:00Z</dc:date>
    <meta:template xlink:href="Normal.dotm" xlink:type="simple"/>
    <meta:editing-cycles>7</meta:editing-cycles>
    <meta:editing-duration>PT23160S</meta:editing-duration>
    <meta:document-statistic meta:page-count="1" meta:paragraph-count="3" meta:word-count="293" meta:character-count="1907" meta:row-count="13" meta:non-whitespace-character-count="1617"/>
  </office:meta>
</office:document-meta>
</file>